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10" style:parent-style-name="DefaultParagraphFont" style:family="text">
      <style:text-properties style:language-asian="it" style:country-asian="IT"/>
    </style:style>
    <style:style style:name="P11" style:parent-style-name="Heading1" style:family="paragraph">
      <style:paragraph-properties fo:text-align="center"/>
      <style:text-properties style:font-size-complex="14pt" fo:language="en" fo:country="GB"/>
    </style:style>
    <style:style style:name="P12" style:parent-style-name="Normal" style:family="paragraph">
      <style:paragraph-properties fo:text-align="center"/>
      <style:text-properties fo:language="en" fo:country="US"/>
    </style:style>
    <style:style style:name="P13" style:parent-style-name="Normal" style:family="paragraph">
      <style:text-properties fo:language="en" fo:country="US"/>
    </style:style>
    <style:style style:name="P14" style:parent-style-name="Normal" style:family="paragraph">
      <style:text-properties style:text-position="super 63.6%" fo:language="en" fo:country="US"/>
    </style:style>
    <style:style style:name="P15" style:parent-style-name="titolo_video" style:family="paragraph">
      <style:text-properties fo:language="en" fo:country="GB"/>
    </style:style>
    <style:style style:family="graphic" style:name="a0" style:parent-style-name="Graphics">
      <style:graphic-properties fo:border="none" fo:background-color="transparent" style:wrap="parallel" style:wrap-contour="false" fo:clip="rect(0in, 0in, 0in, 0in)" style:horizontal-rel="page-content" style:vertical-rel="page-content" style:horizontal-pos="left" style:vertical-pos="top"/>
    </style:style>
  </office:automatic-styles>
  <office:body>
    <office:text text:use-soft-page-breaks="true">
      <text:h text:style-name="P1" text:outline-level="1"><text:span text:style-name="T10"><draw:frame draw:z-index="251659264" draw:style-name="a0" draw:name="Picture 9" text:anchor-type="paragraph" svg:x="0in" svg:y="0in" svg:width="7.08333in" svg:height="0.875in" style:rel-width="scale" style:rel-height="scale"><draw:image xlink:href="media/image2.png" xlink:type="simple" xlink:show="embed" xlink:actuate="onLoad"/><svg:title/><svg:desc>intestazione_audio_transcription</svg:desc></draw:frame></text:span></text:h>
      <text:h text:style-name="P11" text:outline-level="1">Communication skills for engineering scholars</text:h>
      <text:p text:style-name="P12">____________________</text:p>
      <text:p text:style-name="P13"/>
      <text:p text:style-name="P14"/>
      <text:list text:style-name="LFO2" text:continue-numbering="true">
        <text:list-item>
          <text:p text:style-name="P15">How to present in public: Introduction</text:p>
        </text:list-item>
      </text:list>
      <text:p text:style-name="trascrizione">This lesson introduces the topic of “How to present in public”. By public presentations I mean lectures, speeches, calls, and, more in general, public events in which we have to address an audience. Many people wonder: “Can we really become good at public<text:s/>speaking? I’m not a natural… I’m really freaked out when I’m in front of an audience…” or similar things. Let us call back from the shadows of the past a big authority in this field: a roman orator, Cicero. And the good news is that, according to Cicero,<text:s/>yes, we can! We can learn and we can improve. How? In 3 steps. Step 1: you learn by theory. Rhetoric is an art, the art of speaking: it’s got rules and guidelines. And they can be learnt. So we can start by studying them. And please mind that the rules are<text:s/>super simple, you probably have already noticed that. What is difficult is to put them into practice. And this leads us to the next two advices by our ancient orator, Cicero. Step 2: you can become a good orator by imitation. Find people who are good at communicating. They can be anywhere. They can be politicians (and quite often they actually are: they are trained for this), professors, actors, comedians… anyone whom you think is good, is worth being imitated. A friend of mine kind of “serially” attended<text:s/>a famous Italian comedian’s shows, to grasp his art and understand how and why he was so good at engaging an audience. I strongly suggest doing so. Step 3: you learn by practice. Practice. Find yourself occasions to practice. Are you really emotional? Start with simple situations, even with just a few friends in front of you. And then go for more and more challenging situations. Learning to speak in public is like learning how to swim. You may read books on “how to swim”, you may watch swimming competitions, but unless you yourself dive into a pool, no way to learn. What shall we go through, in the following lessons? First of all, we will consider the context of the speech and the elements that can make a difference in how we get set for a public performance. Second, we will discuss what tools may support us and how to deal with them. Third, we will talk about the non-verbal communication we enact via voice, gestures and movements. Fourth and last, we will make a short experience on what it really means to listen. Rather than details, which can be found on many tutorials over the internet, this week is meant to provide principles and foundations. Enjo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Trebuchet MS" style:font-name-asian="Times New Roman" style:font-name-complex="Times New Roman" fo:color="#646464"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bottom="0.0833in" fo:margin-left="0in" fo:text-indent="0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margin-top="0.0277in" fo:margin-bottom="0.0555in" fo:margin-left="0.4923in">
        <style:tab-stops/>
      </style:paragraph-properties>
      <style:text-properties style:font-name="Trebuchet MS" style:font-name-asian="Times New Roman" style:font-name-complex="Times New Roman" fo:color="#707172"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rebuchet MS" style:font-name-asian="Times New Roman" style:font-name-complex="Times New Roman" fo:color="#1D9DD9" fo:font-size="13pt" style:font-size-asian="13pt" style:font-size-complex="13pt"/>
    </style:style>
    <style:style style:name="Heading1Char" style:display-name="Heading 1 Char" style:family="text" style:parent-style-name="DefaultParagraphFont">
      <style:text-properties style:font-name="Trebuchet MS" style:font-name-asian="Times New Roman" style:font-name-complex="Times New Roman" fo:color="#646464" fo:font-size="14pt" style:font-size-asian="14pt" style:font-size-complex="16pt"/>
    </style:style>
    <style:style style:name="Heading3Char" style:display-name="Heading 3 Char" style:family="text" style:parent-style-name="DefaultParagraphFont">
      <style:text-properties style:font-name="Trebuchet MS" style:font-name-asian="Times New Roman" style:font-name-complex="Times New Roman" fo:color="#707172" style:font-size-complex="12pt"/>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trascrizione" style:display-name="trascrizione" style:family="paragraph">
      <style:paragraph-properties fo:text-align="justify" fo:margin-top="0.1944in" fo:margin-bottom="0.2222in" fo:line-height="150%" fo:text-indent="0.4923in"/>
      <style:text-properties style:font-name="Trebuchet MS" style:font-name-asian="Times New Roman" style:font-name-complex="Times New Roman" fo:color="#707172" style:font-size-complex="12pt" fo:language="en" fo:country="US" fo:hyphenate="false"/>
    </style:style>
    <style:style style:name="titolo_corso" style:display-name="titolo_corso" style:family="paragraph">
      <style:paragraph-properties fo:text-align="center"/>
      <style:text-properties style:font-name="Trebuchet MS" style:font-name-asian="Times New Roman" style:font-name-complex="Times New Roman" fo:color="#646464" fo:font-size="14pt" style:font-size-asian="14pt" style:font-size-complex="14pt" fo:hyphenate="false"/>
    </style:style>
    <style:style style:name="titolo_video" style:display-name="titolo_video" style:family="paragraph" style:list-style-name="LFO2">
      <style:paragraph-properties fo:margin-bottom="0.0833in" fo:margin-left="0.4923in" fo:text-indent="-0.4923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titolo_lezione" style:display-name="titolo_lezione" style:family="paragraph">
      <style:text-properties style:font-name="Trebuchet MS" style:font-name-asian="Times New Roman" style:font-name-complex="Times New Roman" fo:color="#707172"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use-window-font-color="true"/>
    </style:style>
    <text:outline-style style:name="WW_OutlineListStyle">
      <text:outline-level-style text:level="1" style:num-format=""/>
      <text:outline-level-style text:level="2" text:style-name="WW_CharOUTLINELV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style style:name="WW_CharLFO1LVL1" style:family="text">
      <style:text-properties style:font-name="Symbo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use-window-font-color="true"/>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font-weight="bold" style:font-weight-asian="bold" style:font-weight-complex="bold" fo:language="en" fo:country="US"/>
    </style:style>
    <style:style style:name="T7" style:parent-style-name="DefaultParagraphFont" style:family="text">
      <style:text-properties fo:font-weight="bold" style:font-weight-asian="bold" style:font-weight-complex="bold" fo:font-size="12pt" style:font-size-asian="12pt" style:font-size-complex="12pt" fo:language="en" fo:country="US"/>
    </style:style>
    <style:style style:name="T8" style:parent-style-name="DefaultParagraphFont" style:family="text">
      <style:text-properties fo:font-weight="bold" style:font-weight-asian="bold" style:font-weight-complex="bold" fo:language="en" fo:country="US"/>
    </style:style>
    <style:style style:name="P9" style:parent-style-name="Footer" style:family="paragraph">
      <style:text-properties fo:language="en" fo:country="US"/>
    </style:style>
  </office:automatic-styles>
  <office:master-styles>
    <style:master-page style:name="MP0" style:page-layout-name="PL0">
      <style:header>
        <text:p text:style-name="Header"/>
      </style:header>
      <style:footer>
        <text:p text:style-name="Footer"/>
        <text:p text:style-name="Footer"><text:span text:style-name="T2">Communication skills for engineering scholars</text:span><text:span text:style-name="T3"><text:s/>|<text:s/></text:span><text:span text:style-name="T4">Audio transcription</text:span><text:span text:style-name="T5"><text:s/></text:span><text:span text:style-name="T6"><text:page-number text:fixed="false">1</text:page-number></text:span><text:span text:style-name="T7">/</text:span><text:span text:style-name="T8"><text:page-count>1</text:page-count></text:span></text:p>
        <text:p text:style-name="P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ara</meta:initial-creator>
    <dc:creator>Roberta</dc:creator>
    <meta:creation-date>2020-08-18T14:05:00Z</meta:creation-date>
    <dc:date>2020-08-18T14:05:00Z</dc:date>
    <meta:template xlink:href="Normal.dotm" xlink:type="simple"/>
    <meta:editing-cycles>2</meta:editing-cycles>
    <meta:editing-duration>PT0S</meta:editing-duration>
    <meta:document-statistic meta:page-count="1" meta:paragraph-count="5" meta:word-count="382" meta:character-count="2556" meta:row-count="18" meta:non-whitespace-character-count="2179"/>
  </office:meta>
</office:document-meta>
</file>